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alculando a idade:<text:line-break/><text:line-break/>Peça ao usuário que informe sua data de nascimento.<text:line-break/>Calcule a idade da pessoa em anos completos, considerando o dia atual.<text:line-break/>Exiba a idade na tela.</text:p>
      <text:p text:style-name="Standard"/>
      <text:p text:style-name="Standard">Formatando datas:<text:line-break/><text:line-break/>Crie uma variável DateTime com a data atual.<text:line-break/>Exiba a data em diferentes formatos:<text:line-break/>Data completa (ex: 25 de dezembro de 2023)<text:line-break/>Data curta (ex: 25/12/2023)<text:line-break/>Hora completa (ex: 14:30:59)<text:line-break/>Data e hora completa (ex: 25 de dezembro de 2023 14:30:59)</text:p>
      <text:p text:style-name="Standard"/>
      <text:p text:style-name="Standard">Calculando diferença entre datas:<text:line-break/><text:line-break/>Peça ao usuário para informar duas datas.<text:line-break/>Calcule a diferença entre as duas datas em dias, horas e minutos.<text:line-break/>Exiba o resultado na tela.</text:p>
      <text:p text:style-name="Standard"/>
      <text:p text:style-name="Standard">Verificando se uma data é válida:<text:line-break/><text:line-break/>Peça ao usuário para informar uma data.<text:line-break/>Verifique se a data é válida (existe no calendário).<text:line-break/>Exiba uma mensagem informando se a data é válida ou não.</text:p>
      <text:p text:style-name="Standard"/>
      <text:p text:style-name="Standard">Adicionando ou subtraindo dias, meses e anos:<text:line-break/><text:line-break/>Peça ao usuário para informar uma data e um número de dias, meses ou anos.<text:line-break/>Adicione ou subtraia o valor informado à data.<text:line-break/>Exiba a nova dat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3T09:20:13.984000000</meta:creation-date>
    <dc:date>2025-01-03T09:28:30.103000000</dc:date>
    <meta:editing-duration>PT8M26S</meta:editing-duration>
    <meta:editing-cycles>1</meta:editing-cycles>
    <meta:document-statistic meta:table-count="0" meta:image-count="0" meta:object-count="0" meta:page-count="1" meta:paragraph-count="5" meta:word-count="167" meta:character-count="965" meta:non-whitespace-character-count="798"/>
    <meta:generator>LibreOffice/24.8.3.2$Windows_X86_64 LibreOffice_project/48a6bac9e7e268aeb4c3483fcf825c94556d9f92</meta:generator>
  </office:meta>
</office:document-meta>
</file>